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bc23b" officeooo:paragraph-rsid="001bc2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of significant whitespaces.</text:p>
      <text:p text:style-name="P1">Two spaces between digits: 1 <text:s/>2</text:p>
      <text:p text:style-name="P1">Three spaces between digits: 1 <text:s text:c="2"/>2</text:p>
      <text:p text:style-name="P1">Whitespace at the beginning of the next line:</text:p>
      <text:p text:style-name="P1"><text:s/>1</text:p>
      <text:p text:style-name="P1">Tab between digits: 1<text:tab/>2</text:p>
      <text:p text:style-name="P1">Two tabs between digits: 1<text:tab/><text:tab/>2</text:p>
      <text:p text:style-name="P1">Tab at the beginning of the next line:</text:p>
      <text:p text:style-name="P1"><text:tab/>1</text:p>
      <text:p text:style-name="P1">Line break (shift+enter) between digits: 1<text:line-break/>2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00:17:49.004108701</meta:creation-date>
    <dc:date>2014-07-23T00:25:35.999125683</dc:date>
    <meta:editing-duration>P0D</meta:editing-duration>
    <meta:editing-cycles>1</meta:editing-cycles>
    <meta:document-statistic meta:table-count="0" meta:image-count="0" meta:object-count="0" meta:page-count="1" meta:paragraph-count="10" meta:word-count="52" meta:character-count="280" meta:non-whitespace-character-count="232"/>
    <meta:generator>LibreOffice/4.1.6.2$Linux_X86_64 LibreOffice_project/410m0$Build-2</meta:generator>
  </office:meta>
</office:document-meta>
</file>